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30"/>
    <style:style style:name="ce4" style:family="table-cell" style:parent-style-name="Default" style:data-style-name="N129"/>
    <style:style style:name="ce5" style:family="table-cell" style:parent-style-name="Default" style:data-style-name="N131"/>
    <style:style style:name="ce6" style:family="table-cell" style:parent-style-name="Default" style:data-style-name="N131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Power simulation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ic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4]/60)*[.H4]/3600" office:value-type="float" office:value="0.8" calcext:value-type="float">
            <text:p>0.8</text:p>
          </table:table-cell>
          <table:table-cell table:formula="of:=24-[.I4]/3600" office:value-type="float" office:value="23.9997777777778" calcext:value-type="float">
            <text:p>24.0</text:p>
          </table:table-cell>
          <table:table-cell table:formula="of:=([.I4]*[.G4]+[.J4]*[.F4])*[.D4]" office:value-type="float" office:value="14.3919926666667" calcext:value-type="float">
            <text:p>14.392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5]/60)*[.H5]/3600" office:value-type="float" office:value="0.4" calcext:value-type="float">
            <text:p>0.4</text:p>
          </table:table-cell>
          <table:table-cell table:formula="of:=24-[.I5]/3600" office:value-type="float" office:value="23.9998888888889" calcext:value-type="float">
            <text:p>24.0</text:p>
          </table:table-cell>
          <table:table-cell table:formula="of:=([.I5]*[.G5]+[.J5]*[.F5])*[.D5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6]/60)*[.H6]/3600" office:value-type="float" office:value="0.2" calcext:value-type="float">
            <text:p>0.2</text:p>
          </table:table-cell>
          <table:table-cell table:formula="of:=24-[.I6]/3600" office:value-type="float" office:value="23.9999444444444" calcext:value-type="float">
            <text:p>24.0</text:p>
          </table:table-cell>
          <table:table-cell table:formula="of:=([.I6]*[.G6]+[.J6]*[.F6])*[.D6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7]/60)*[.H7]/3600" office:value-type="float" office:value="0.2" calcext:value-type="float">
            <text:p>0.200</text:p>
          </table:table-cell>
          <table:table-cell table:formula="of:=24-[.I7]/3600" office:value-type="float" office:value="23.9999444444444" calcext:value-type="float">
            <text:p>24.0</text:p>
          </table:table-cell>
          <table:table-cell table:formula="of:=([.I7]*[.G7]+[.J7]*[.F7])*[.D7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8]/60)*[.H8]/3600" office:value-type="float" office:value="0.2" calcext:value-type="float">
            <text:p>0.200</text:p>
          </table:table-cell>
          <table:table-cell table:formula="of:=24-[.I8]/3600" office:value-type="float" office:value="23.9999444444444" calcext:value-type="float">
            <text:p>24.0</text:p>
          </table:table-cell>
          <table:table-cell table:formula="of:=([.I8]*[.G8]+[.J8]*[.F8])*[.D8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9]/60)*[.H9]/3600" office:value-type="float" office:value="0.48" calcext:value-type="float">
            <text:p>0.48</text:p>
          </table:table-cell>
          <table:table-cell table:formula="of:=24-[.I9]/3600" office:value-type="float" office:value="23.9998666666667" calcext:value-type="float">
            <text:p>24.0</text:p>
          </table:table-cell>
          <table:table-cell table:formula="of:=([.I9]*[.G9]+[.J9]*[.F9])*[.D9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10]/60)*[.H10]/3600" office:value-type="float" office:value="0.08" calcext:value-type="float">
            <text:p>0.08</text:p>
          </table:table-cell>
          <table:table-cell table:formula="of:=24-[.I10]/3600" office:value-type="float" office:value="23.9999777777778" calcext:value-type="float">
            <text:p>24.0</text:p>
          </table:table-cell>
          <table:table-cell table:style-name="ce5" table:formula="of:=([.I10]*[.G10]+[.J10]*[.F10])*[.D10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0" calcext:value-type="float">
            <text:p>0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11]/60)*[.H11]/3600" office:value-type="float" office:value="0.0166666666666667" calcext:value-type="float">
            <text:p>0.0167</text:p>
          </table:table-cell>
          <table:table-cell table:formula="of:=24-[.I11]/3600" office:value-type="float" office:value="23.9999953703704" calcext:value-type="float">
            <text:p>24.0</text:p>
          </table:table-cell>
          <table:table-cell table:style-name="ce5" table:formula="of:=([.I11]*[.G11]+[.J11]*[.F11])*[.D11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12]/60)*[.H12]/3600" office:value-type="float" office:value="0.1" calcext:value-type="float">
            <text:p>0.1000</text:p>
          </table:table-cell>
          <table:table-cell table:formula="of:=24-[.I12]/3600" office:value-type="float" office:value="23.9999722222222" calcext:value-type="float">
            <text:p>24.0</text:p>
          </table:table-cell>
          <table:table-cell table:style-name="ce5" table:formula="of:=([.I12]*[.G12]+[.J12]*[.F12])*[.D12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ce6" table:formula="of:=SUM([.K4:.K12])" office:value-type="float" office:value="29.2799926666667" calcext:value-type="float">
            <text:p>29.3</text:p>
          </table:table-cell>
          <table:table-cell table:style-name="ce5" office:value-type="string" calcext:value-type="string">
            <text:p><text:s text:c="2"/>Total daily consumption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4"/>
          <table:table-cell table:style-name="Default"/>
          <table:table-cell table:style-name="ce5" table:number-columns-repeated="2"/>
        </table:table-row>
        <table:table-row table:style-name="ro1">
          <table:table-cell table:number-columns-repeated="9"/>
          <table:table-cell table:style-name="Default"/>
          <table:table-cell table:style-name="Default" table:formula="of:=6600*2" office:value-type="float" office:value="13200" calcext:value-type="float">
            <text:p>13200</text:p>
          </table:table-cell>
          <table:table-cell office:value-type="string" calcext:value-type="string">
            <text:p><text:s text:c="2"/>Battery Capacity</text:p>
          </table:table-cell>
        </table:table-row>
        <table:table-row table:style-name="ro2">
          <table:table-cell table:number-columns-repeated="9"/>
          <table:table-cell table:style-name="Default"/>
          <table:table-cell table:style-name="ce7" table:formula="of:=([.K16]/2)/[.K14]" office:value-type="float" office:value="225.409892520693" calcext:value-type="float">
            <text:p>225.41</text:p>
          </table:table-cell>
          <table:table-cell table:style-name="ce8" office:value-type="string" calcext:value-type="string">
            <text:p><text:s text:c="2"/>Autonomy (days)</text:p>
          </table:table-cell>
        </table:table-row>
        <table:table-row table:style-name="ro1" table:number-rows-repeated="4"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ic + wind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25]/60)*[.H25]/3600" office:value-type="float" office:value="0.8" calcext:value-type="float">
            <text:p>0.8</text:p>
          </table:table-cell>
          <table:table-cell table:formula="of:=24-[.I25]/3600" office:value-type="float" office:value="23.9997777777778" calcext:value-type="float">
            <text:p>24.0</text:p>
          </table:table-cell>
          <table:table-cell table:formula="of:=([.I25]*[.G25]+[.J25]*[.F25])*[.D25]" office:value-type="float" office:value="14.3919926666667" calcext:value-type="float">
            <text:p>14.392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26]/60)*[.H26]/3600" office:value-type="float" office:value="0.4" calcext:value-type="float">
            <text:p>0.4</text:p>
          </table:table-cell>
          <table:table-cell table:formula="of:=24-[.I26]/3600" office:value-type="float" office:value="23.9998888888889" calcext:value-type="float">
            <text:p>24.0</text:p>
          </table:table-cell>
          <table:table-cell table:formula="of:=([.I26]*[.G26]+[.J26]*[.F26])*[.D26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27]/60)*[.H27]/3600" office:value-type="float" office:value="0.2" calcext:value-type="float">
            <text:p>0.2</text:p>
          </table:table-cell>
          <table:table-cell table:formula="of:=24-[.I27]/3600" office:value-type="float" office:value="23.9999444444444" calcext:value-type="float">
            <text:p>24.0</text:p>
          </table:table-cell>
          <table:table-cell table:formula="of:=([.I27]*[.G27]+[.J27]*[.F27])*[.D27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28]/60)*[.H28]/3600" office:value-type="float" office:value="0.2" calcext:value-type="float">
            <text:p>0.200</text:p>
          </table:table-cell>
          <table:table-cell table:formula="of:=24-[.I28]/3600" office:value-type="float" office:value="23.9999444444444" calcext:value-type="float">
            <text:p>24.0</text:p>
          </table:table-cell>
          <table:table-cell table:formula="of:=([.I28]*[.G28]+[.J28]*[.F28])*[.D28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29]/60)*[.H29]/3600" office:value-type="float" office:value="0.2" calcext:value-type="float">
            <text:p>0.200</text:p>
          </table:table-cell>
          <table:table-cell table:formula="of:=24-[.I29]/3600" office:value-type="float" office:value="23.9999444444444" calcext:value-type="float">
            <text:p>24.0</text:p>
          </table:table-cell>
          <table:table-cell table:formula="of:=([.I29]*[.G29]+[.J29]*[.F29])*[.D29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30]/60)*[.H30]/3600" office:value-type="float" office:value="0.48" calcext:value-type="float">
            <text:p>0.48</text:p>
          </table:table-cell>
          <table:table-cell table:formula="of:=24-[.I30]/3600" office:value-type="float" office:value="23.9998666666667" calcext:value-type="float">
            <text:p>24.0</text:p>
          </table:table-cell>
          <table:table-cell table:formula="of:=([.I30]*[.G30]+[.J30]*[.F30])*[.D30]" office:value-type="float" office:value="0.06" calcext:value-type="float">
            <text:p>0.0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31]/60)*[.H31]/3600" office:value-type="float" office:value="0.08" calcext:value-type="float">
            <text:p>0.08</text:p>
          </table:table-cell>
          <table:table-cell table:formula="of:=24-[.I31]/3600" office:value-type="float" office:value="23.9999777777778" calcext:value-type="float">
            <text:p>24.0</text:p>
          </table:table-cell>
          <table:table-cell table:style-name="ce5" table:formula="of:=([.I31]*[.G31]+[.J31]*[.F31])*[.D31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0" calcext:value-type="float">
            <text:p>0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32]/60)*[.H32]/3600" office:value-type="float" office:value="0.0166666666666667" calcext:value-type="float">
            <text:p>0.0167</text:p>
          </table:table-cell>
          <table:table-cell table:formula="of:=24-[.I32]/3600" office:value-type="float" office:value="23.9999953703704" calcext:value-type="float">
            <text:p>24.0</text:p>
          </table:table-cell>
          <table:table-cell table:style-name="ce5" table:formula="of:=([.I32]*[.G32]+[.J32]*[.F32])*[.D32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33]/60)*[.H33]/3600" office:value-type="float" office:value="0.1" calcext:value-type="float">
            <text:p>0.1000</text:p>
          </table:table-cell>
          <table:table-cell table:formula="of:=24-[.I33]/3600" office:value-type="float" office:value="23.9999722222222" calcext:value-type="float">
            <text:p>24.0</text:p>
          </table:table-cell>
          <table:table-cell table:style-name="ce5" table:formula="of:=([.I33]*[.G33]+[.J33]*[.F33])*[.D33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ce6" table:formula="of:=SUM([.K25:.K33])" office:value-type="float" office:value="29.3399926666667" calcext:value-type="float">
            <text:p>29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4"/>
          <table:table-cell table:style-name="Default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Default"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9"/>
          <table:table-cell table:style-name="Default"/>
          <table:table-cell table:style-name="ce7" table:formula="of:=([.K37]/2)/[.K35]" office:value-type="float" office:value="224.948931480078" calcext:value-type="float">
            <text:p>224.95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ic + 4g + temp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42]/60)*[.H42]/3600" office:value-type="float" office:value="0.8" calcext:value-type="float">
            <text:p>0.8</text:p>
          </table:table-cell>
          <table:table-cell table:formula="of:=24-[.I42]/3600" office:value-type="float" office:value="23.9997777777778" calcext:value-type="float">
            <text:p>24.0</text:p>
          </table:table-cell>
          <table:table-cell table:formula="of:=([.I42]*[.G42]+[.J42]*[.F42])*[.D42]" office:value-type="float" office:value="14.3919926666667" calcext:value-type="float">
            <text:p>14.392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43]/60)*[.H43]/3600" office:value-type="float" office:value="0.4" calcext:value-type="float">
            <text:p>0.4</text:p>
          </table:table-cell>
          <table:table-cell table:formula="of:=24-[.I43]/3600" office:value-type="float" office:value="23.9998888888889" calcext:value-type="float">
            <text:p>24.0</text:p>
          </table:table-cell>
          <table:table-cell table:formula="of:=([.I43]*[.G43]+[.J43]*[.F43])*[.D43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44]/60)*[.H44]/3600" office:value-type="float" office:value="0.2" calcext:value-type="float">
            <text:p>0.2</text:p>
          </table:table-cell>
          <table:table-cell table:formula="of:=24-[.I44]/3600" office:value-type="float" office:value="23.9999444444444" calcext:value-type="float">
            <text:p>24.0</text:p>
          </table:table-cell>
          <table:table-cell table:formula="of:=([.I44]*[.G44]+[.J44]*[.F44])*[.D44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45]/60)*[.H45]/3600" office:value-type="float" office:value="0.2" calcext:value-type="float">
            <text:p>0.200</text:p>
          </table:table-cell>
          <table:table-cell table:formula="of:=24-[.I45]/3600" office:value-type="float" office:value="23.9999444444444" calcext:value-type="float">
            <text:p>24.0</text:p>
          </table:table-cell>
          <table:table-cell table:formula="of:=([.I45]*[.G45]+[.J45]*[.F45])*[.D45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46]/60)*[.H46]/3600" office:value-type="float" office:value="0.2" calcext:value-type="float">
            <text:p>0.200</text:p>
          </table:table-cell>
          <table:table-cell table:formula="of:=24-[.I46]/3600" office:value-type="float" office:value="23.9999444444444" calcext:value-type="float">
            <text:p>24.0</text:p>
          </table:table-cell>
          <table:table-cell table:formula="of:=([.I46]*[.G46]+[.J46]*[.F46])*[.D46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47]/60)*[.H47]/3600" office:value-type="float" office:value="0.48" calcext:value-type="float">
            <text:p>0.48</text:p>
          </table:table-cell>
          <table:table-cell table:formula="of:=24-[.I47]/3600" office:value-type="float" office:value="23.9998666666667" calcext:value-type="float">
            <text:p>24.0</text:p>
          </table:table-cell>
          <table:table-cell table:formula="of:=([.I47]*[.G47]+[.J47]*[.F47])*[.D47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48]/60)*[.H48]/3600" office:value-type="float" office:value="0.08" calcext:value-type="float">
            <text:p>0.08</text:p>
          </table:table-cell>
          <table:table-cell table:formula="of:=24-[.I48]/3600" office:value-type="float" office:value="23.9999777777778" calcext:value-type="float">
            <text:p>24.0</text:p>
          </table:table-cell>
          <table:table-cell table:style-name="ce5" table:formula="of:=([.I48]*[.G48]+[.J48]*[.F48])*[.D48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0" calcext:value-type="float">
            <text:p>0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49]/60)*[.H49]/3600" office:value-type="float" office:value="0.0166666666666667" calcext:value-type="float">
            <text:p>0.0167</text:p>
          </table:table-cell>
          <table:table-cell table:formula="of:=24-[.I49]/3600" office:value-type="float" office:value="23.9999953703704" calcext:value-type="float">
            <text:p>24.0</text:p>
          </table:table-cell>
          <table:table-cell table:style-name="ce5" table:formula="of:=([.I49]*[.G49]+[.J49]*[.F49])*[.D49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4" table:formula="of:=24/([.E50]/60)*[.H50]/3600" office:value-type="float" office:value="0.0666666666666667" calcext:value-type="float">
            <text:p>0.0667</text:p>
          </table:table-cell>
          <table:table-cell table:formula="of:=24-[.I50]/3600" office:value-type="float" office:value="23.9999814814815" calcext:value-type="float">
            <text:p>24.0</text:p>
          </table:table-cell>
          <table:table-cell table:style-name="ce5" table:formula="of:=([.I50]*[.G50]+[.J50]*[.F50])*[.D50]" office:value-type="float" office:value="6.66666666666667" calcext:value-type="float">
            <text:p>6.7</text:p>
          </table:table-cell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ce6" table:formula="of:=SUM([.K42:.K50])" office:value-type="float" office:value="36.3466593333333" calcext:value-type="float">
            <text:p>36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4"/>
          <table:table-cell table:style-name="Default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Default"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9"/>
          <table:table-cell table:style-name="Default"/>
          <table:table-cell table:style-name="ce7" table:formula="of:=([.K54]/2)/[.K52]" office:value-type="float" office:value="181.584776181815" calcext:value-type="float">
            <text:p>181.58</text:p>
          </table:table-cell>
          <table:table-cell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ic + temp + iridium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24/([.E61]/60)*[.H61]/3600" office:value-type="float" office:value="0.8" calcext:value-type="float">
            <text:p>0.8</text:p>
          </table:table-cell>
          <table:table-cell table:formula="of:=24-[.I61]/3600" office:value-type="float" office:value="23.9997777777778" calcext:value-type="float">
            <text:p>24.0</text:p>
          </table:table-cell>
          <table:table-cell table:formula="of:=([.I61]*[.G61]+[.J61]*[.F61])*[.D61]" office:value-type="float" office:value="19.9919926666667" calcext:value-type="float">
            <text:p>19.99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62]/60)*[.H62]/3600" office:value-type="float" office:value="0.4" calcext:value-type="float">
            <text:p>0.4</text:p>
          </table:table-cell>
          <table:table-cell table:formula="of:=24-[.I62]/3600" office:value-type="float" office:value="23.9998888888889" calcext:value-type="float">
            <text:p>24.0</text:p>
          </table:table-cell>
          <table:table-cell table:formula="of:=([.I62]*[.G62]+[.J62]*[.F62])*[.D62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63]/60)*[.H63]/3600" office:value-type="float" office:value="0.2" calcext:value-type="float">
            <text:p>0.2</text:p>
          </table:table-cell>
          <table:table-cell table:formula="of:=24-[.I63]/3600" office:value-type="float" office:value="23.9999444444444" calcext:value-type="float">
            <text:p>24.0</text:p>
          </table:table-cell>
          <table:table-cell table:formula="of:=([.I63]*[.G63]+[.J63]*[.F63])*[.D63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64]/60)*[.H64]/3600" office:value-type="float" office:value="0.2" calcext:value-type="float">
            <text:p>0.200</text:p>
          </table:table-cell>
          <table:table-cell table:formula="of:=24-[.I64]/3600" office:value-type="float" office:value="23.9999444444444" calcext:value-type="float">
            <text:p>24.0</text:p>
          </table:table-cell>
          <table:table-cell table:formula="of:=([.I64]*[.G64]+[.J64]*[.F64])*[.D64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65]/60)*[.H65]/3600" office:value-type="float" office:value="0.2" calcext:value-type="float">
            <text:p>0.200</text:p>
          </table:table-cell>
          <table:table-cell table:formula="of:=24-[.I65]/3600" office:value-type="float" office:value="23.9999444444444" calcext:value-type="float">
            <text:p>24.0</text:p>
          </table:table-cell>
          <table:table-cell table:formula="of:=([.I65]*[.G65]+[.J65]*[.F65])*[.D65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66]/60)*[.H66]/3600" office:value-type="float" office:value="0.48" calcext:value-type="float">
            <text:p>0.48</text:p>
          </table:table-cell>
          <table:table-cell table:formula="of:=24-[.I66]/3600" office:value-type="float" office:value="23.9998666666667" calcext:value-type="float">
            <text:p>24.0</text:p>
          </table:table-cell>
          <table:table-cell table:formula="of:=([.I66]*[.G66]+[.J66]*[.F66])*[.D66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67]/60)*[.H67]/3600" office:value-type="float" office:value="0.08" calcext:value-type="float">
            <text:p>0.08</text:p>
          </table:table-cell>
          <table:table-cell table:formula="of:=24-[.I67]/3600" office:value-type="float" office:value="23.9999777777778" calcext:value-type="float">
            <text:p>24.0</text:p>
          </table:table-cell>
          <table:table-cell table:style-name="ce5" table:formula="of:=([.I67]*[.G67]+[.J67]*[.F67])*[.D67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1" calcext:value-type="float">
            <text:p>1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68]/60)*[.H68]/3600" office:value-type="float" office:value="0.0166666666666667" calcext:value-type="float">
            <text:p>0.0167</text:p>
          </table:table-cell>
          <table:table-cell table:formula="of:=24-[.I68]/3600" office:value-type="float" office:value="23.9999953703704" calcext:value-type="float">
            <text:p>24.0</text:p>
          </table:table-cell>
          <table:table-cell table:style-name="ce5" table:formula="of:=([.I68]*[.G68]+[.J68]*[.F68])*[.D68]" office:value-type="float" office:value="3.00333296296296" calcext:value-type="float">
            <text:p>3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69]/60)*[.H69]/3600" office:value-type="float" office:value="0.1" calcext:value-type="float">
            <text:p>0.1000</text:p>
          </table:table-cell>
          <table:table-cell table:formula="of:=24-[.I69]/3600" office:value-type="float" office:value="23.9999722222222" calcext:value-type="float">
            <text:p>24.0</text:p>
          </table:table-cell>
          <table:table-cell table:style-name="ce5" table:formula="of:=([.I69]*[.G69]+[.J69]*[.F69])*[.D69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ce6" table:formula="of:=SUM([.K61:.K69])" office:value-type="float" office:value="38.2833256296296" calcext:value-type="float">
            <text:p>38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4"/>
          <table:table-cell table:style-name="Default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Default"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9"/>
          <table:table-cell table:style-name="Default"/>
          <table:table-cell table:style-name="ce7" table:formula="of:=([.K73]/2)/[.K71]" office:value-type="float" office:value="172.398815710302" calcext:value-type="float">
            <text:p>172.40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ic + temp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79]/60)*[.H79]/3600" office:value-type="float" office:value="0.8" calcext:value-type="float">
            <text:p>0.8</text:p>
          </table:table-cell>
          <table:table-cell table:formula="of:=24-[.I79]/3600" office:value-type="float" office:value="23.9997777777778" calcext:value-type="float">
            <text:p>24.0</text:p>
          </table:table-cell>
          <table:table-cell table:formula="of:=([.I79]*[.G79]+[.J79]*[.F79])*[.D79]" office:value-type="float" office:value="14.3919926666667" calcext:value-type="float">
            <text:p>14.39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80]/60)*[.H80]/3600" office:value-type="float" office:value="0.4" calcext:value-type="float">
            <text:p>0.4</text:p>
          </table:table-cell>
          <table:table-cell table:formula="of:=24-[.I80]/3600" office:value-type="float" office:value="23.9998888888889" calcext:value-type="float">
            <text:p>24.0</text:p>
          </table:table-cell>
          <table:table-cell table:formula="of:=([.I80]*[.G80]+[.J80]*[.F80])*[.D80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81]/60)*[.H81]/3600" office:value-type="float" office:value="0.2" calcext:value-type="float">
            <text:p>0.2</text:p>
          </table:table-cell>
          <table:table-cell table:formula="of:=24-[.I81]/3600" office:value-type="float" office:value="23.9999444444444" calcext:value-type="float">
            <text:p>24.0</text:p>
          </table:table-cell>
          <table:table-cell table:formula="of:=([.I81]*[.G81]+[.J81]*[.F81])*[.D81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82]/60)*[.H82]/3600" office:value-type="float" office:value="0.2" calcext:value-type="float">
            <text:p>0.200</text:p>
          </table:table-cell>
          <table:table-cell table:formula="of:=24-[.I82]/3600" office:value-type="float" office:value="23.9999444444444" calcext:value-type="float">
            <text:p>24.0</text:p>
          </table:table-cell>
          <table:table-cell table:formula="of:=([.I82]*[.G82]+[.J82]*[.F82])*[.D82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83]/60)*[.H83]/3600" office:value-type="float" office:value="0.2" calcext:value-type="float">
            <text:p>0.200</text:p>
          </table:table-cell>
          <table:table-cell table:formula="of:=24-[.I83]/3600" office:value-type="float" office:value="23.9999444444444" calcext:value-type="float">
            <text:p>24.0</text:p>
          </table:table-cell>
          <table:table-cell table:formula="of:=([.I83]*[.G83]+[.J83]*[.F83])*[.D83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84]/60)*[.H84]/3600" office:value-type="float" office:value="0.48" calcext:value-type="float">
            <text:p>0.48</text:p>
          </table:table-cell>
          <table:table-cell table:formula="of:=24-[.I84]/3600" office:value-type="float" office:value="23.9998666666667" calcext:value-type="float">
            <text:p>24.0</text:p>
          </table:table-cell>
          <table:table-cell table:formula="of:=([.I84]*[.G84]+[.J84]*[.F84])*[.D84]" office:value-type="float" office:value="0" calcext:value-type="float">
            <text:p>0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85]/60)*[.H85]/3600" office:value-type="float" office:value="0.08" calcext:value-type="float">
            <text:p>0.08</text:p>
          </table:table-cell>
          <table:table-cell table:formula="of:=24-[.I85]/3600" office:value-type="float" office:value="23.9999777777778" calcext:value-type="float">
            <text:p>24.0</text:p>
          </table:table-cell>
          <table:table-cell table:style-name="ce5" table:formula="of:=([.I85]*[.G85]+[.J85]*[.F85])*[.D85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0" calcext:value-type="float">
            <text:p>0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86]/60)*[.H86]/3600" office:value-type="float" office:value="0.0166666666666667" calcext:value-type="float">
            <text:p>0.0167</text:p>
          </table:table-cell>
          <table:table-cell table:formula="of:=24-[.I86]/3600" office:value-type="float" office:value="23.9999953703704" calcext:value-type="float">
            <text:p>24.0</text:p>
          </table:table-cell>
          <table:table-cell table:style-name="ce5" table:formula="of:=([.I86]*[.G86]+[.J86]*[.F86])*[.D86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87]/60)*[.H87]/3600" office:value-type="float" office:value="0.1" calcext:value-type="float">
            <text:p>0.1000</text:p>
          </table:table-cell>
          <table:table-cell table:formula="of:=24-[.I87]/3600" office:value-type="float" office:value="23.9999722222222" calcext:value-type="float">
            <text:p>24.0</text:p>
          </table:table-cell>
          <table:table-cell table:style-name="ce5" table:formula="of:=([.I87]*[.G87]+[.J87]*[.F87])*[.D87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ce6" table:formula="of:=SUM([.K79:.K87])" office:value-type="float" office:value="29.6799926666667" calcext:value-type="float">
            <text:p>29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4"/>
          <table:table-cell table:style-name="Default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Default"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9"/>
          <table:table-cell table:style-name="Default"/>
          <table:table-cell table:style-name="ce7" table:formula="of:=([.K91]/2)/[.K89]" office:value-type="float" office:value="222.372022598658" calcext:value-type="float">
            <text:p>222.37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Classic + vent + temp + iridium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quiped</text:p>
          </table:table-cell>
          <table:table-cell table:style-name="ce1" office:value-type="string" calcext:value-type="string">
            <text:p>cycle_interval (min)</text:p>
          </table:table-cell>
          <table:table-cell table:style-name="ce1" office:value-type="string" calcext:value-type="string">
            <text:p>sleep (mA)</text:p>
          </table:table-cell>
          <table:table-cell table:style-name="ce1" office:value-type="string" calcext:value-type="string">
            <text:p>on (mA)</text:p>
          </table:table-cell>
          <table:table-cell table:style-name="ce1" office:value-type="string" calcext:value-type="string">
            <text:p>cycle_on (s)</text:p>
          </table:table-cell>
          <table:table-cell table:style-name="ce1" office:value-type="string" calcext:value-type="string">
            <text:p>daily_ON (h)</text:p>
          </table:table-cell>
          <table:table-cell table:style-name="ce1" office:value-type="string" calcext:value-type="string">
            <text:p>time_sleep (h)</text:p>
          </table:table-cell>
          <table:table-cell table:style-name="ce1" office:value-type="string" calcext:value-type="string">
            <text:p>Daily consumption (mAh)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waspmot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24/([.E97]/60)*[.H97]/3600" office:value-type="float" office:value="0.8" calcext:value-type="float">
            <text:p>0.8</text:p>
          </table:table-cell>
          <table:table-cell table:formula="of:=24-[.I97]/3600" office:value-type="float" office:value="23.9997777777778" calcext:value-type="float">
            <text:p>24.0</text:p>
          </table:table-cell>
          <table:table-cell table:formula="of:=([.I97]*[.G97]+[.J97]*[.F97])*[.D97]" office:value-type="float" office:value="14.3919926666667" calcext:value-type="float">
            <text:p>14.392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agopu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24/([.E98]/60)*[.H98]/3600" office:value-type="float" office:value="0.4" calcext:value-type="float">
            <text:p>0.4</text:p>
          </table:table-cell>
          <table:table-cell table:formula="of:=24-[.I98]/3600" office:value-type="float" office:value="23.9998888888889" calcext:value-type="float">
            <text:p>24.0</text:p>
          </table:table-cell>
          <table:table-cell table:formula="of:=([.I98]*[.G98]+[.J98]*[.F98])*[.D98]" office:value-type="float" office:value="8" calcext:value-type="float">
            <text:p>8.0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D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24/([.E99]/60)*[.H99]/3600" office:value-type="float" office:value="0.2" calcext:value-type="float">
            <text:p>0.2</text:p>
          </table:table-cell>
          <table:table-cell table:formula="of:=24-[.I99]/3600" office:value-type="float" office:value="23.9999444444444" calcext:value-type="float">
            <text:p>24.0</text:p>
          </table:table-cell>
          <table:table-cell table:formula="of:=([.I99]*[.G99]+[.J99]*[.F99])*[.D99]" office:value-type="float" office:value="0.028" calcext:value-type="float">
            <text:p>0.028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P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style-name="ce3" table:formula="of:=24/([.E100]/60)*[.H100]/3600" office:value-type="float" office:value="0.2" calcext:value-type="float">
            <text:p>0.200</text:p>
          </table:table-cell>
          <table:table-cell table:formula="of:=24-[.I100]/3600" office:value-type="float" office:value="23.9999444444444" calcext:value-type="float">
            <text:p>24.0</text:p>
          </table:table-cell>
          <table:table-cell table:formula="of:=([.I100]*[.G100]+[.J100]*[.F100])*[.D100]" office:value-type="float" office:value="6.4" calcext:value-type="float">
            <text:p>6.4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axboti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style-name="ce3" table:formula="of:=24/([.E101]/60)*[.H101]/3600" office:value-type="float" office:value="0.2" calcext:value-type="float">
            <text:p>0.200</text:p>
          </table:table-cell>
          <table:table-cell table:formula="of:=24-[.I101]/3600" office:value-type="float" office:value="23.9999444444444" calcext:value-type="float">
            <text:p>24.0</text:p>
          </table:table-cell>
          <table:table-cell table:formula="of:=([.I101]*[.G101]+[.J101]*[.F101])*[.D101]" office:value-type="float" office:value="0.46" calcext:value-type="float">
            <text:p>0.4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ATMOS 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2" calcext:value-type="float">
            <text:p>12</text:p>
          </table:table-cell>
          <table:table-cell table:formula="of:=24/([.E102]/60)*[.H102]/3600" office:value-type="float" office:value="0.48" calcext:value-type="float">
            <text:p>0.48</text:p>
          </table:table-cell>
          <table:table-cell table:formula="of:=24-[.I102]/3600" office:value-type="float" office:value="23.9998666666667" calcext:value-type="float">
            <text:p>24.0</text:p>
          </table:table-cell>
          <table:table-cell table:formula="of:=([.I102]*[.G102]+[.J102]*[.F102])*[.D102]" office:value-type="float" office:value="0.06" calcext:value-type="float">
            <text:p>0.06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*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24/([.E103]/60)*[.H103]/3600" office:value-type="float" office:value="0.08" calcext:value-type="float">
            <text:p>0.08</text:p>
          </table:table-cell>
          <table:table-cell table:formula="of:=24-[.I103]/3600" office:value-type="float" office:value="23.9999777777778" calcext:value-type="float">
            <text:p>24.0</text:p>
          </table:table-cell>
          <table:table-cell table:style-name="ce5" table:formula="of:=([.I103]*[.G103]+[.J103]*[.F103])*[.D103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iridium</text:p>
          </table:table-cell>
          <table:table-cell office:value-type="float" office:value="1" calcext:value-type="float">
            <text:p>1</text:p>
          </table:table-cell>
          <table:table-cell table:formula="of:=24*60" office:value-type="float" office:value="1440" calcext:value-type="float">
            <text:p>1440</text:p>
          </table:table-cell>
          <table:table-cell office:value-type="float" office:value="0.08" calcext:value-type="float">
            <text:p>0.0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style-name="ce4" table:formula="of:=24/([.E104]/60)*[.H104]/3600" office:value-type="float" office:value="0.0166666666666667" calcext:value-type="float">
            <text:p>0.0167</text:p>
          </table:table-cell>
          <table:table-cell table:formula="of:=24-[.I104]/3600" office:value-type="float" office:value="23.9999953703704" calcext:value-type="float">
            <text:p>24.0</text:p>
          </table:table-cell>
          <table:table-cell table:style-name="ce5" table:formula="of:=([.I104]*[.G104]+[.J104]*[.F104])*[.D104]" office:value-type="float" office:value="3.00333296296296" calcext:value-type="float">
            <text:p>3.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4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4" table:formula="of:=24/([.E105]/60)*[.H105]/3600" office:value-type="float" office:value="0.1" calcext:value-type="float">
            <text:p>0.1000</text:p>
          </table:table-cell>
          <table:table-cell table:formula="of:=24-[.I105]/3600" office:value-type="float" office:value="23.9999722222222" calcext:value-type="float">
            <text:p>24.0</text:p>
          </table:table-cell>
          <table:table-cell table:style-name="ce5" table:formula="of:=([.I105]*[.G105]+[.J105]*[.F105])*[.D105]" office:value-type="float" office:value="0" calcext:value-type="float">
            <text:p>0.0</text:p>
          </table:table-cell>
          <table:table-cell/>
        </table:table-row>
        <table:table-row table:style-name="ro1">
          <table:table-cell table:number-columns-repeated="10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ce6" table:formula="of:=SUM([.K97:.K105])" office:value-type="float" office:value="32.7433256296296" calcext:value-type="float">
            <text:p>32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s/>Basic Inter</text:p>
          </table:table-cell>
          <table:table-cell table:number-columns-repeated="4"/>
          <table:table-cell table:style-name="Default"/>
          <table:table-cell table:style-name="ce5"/>
          <table:table-cell/>
        </table:table-row>
        <table:table-row table:style-name="ro1">
          <table:table-cell table:number-columns-repeated="9"/>
          <table:table-cell table:style-name="Default"/>
          <table:table-cell table:style-name="Default" table:formula="of:=6600*2" office:value-type="float" office:value="13200" calcext:value-type="float">
            <text:p>13200</text:p>
          </table:table-cell>
          <table:table-cell/>
        </table:table-row>
        <table:table-row table:style-name="ro2">
          <table:table-cell table:number-columns-repeated="9"/>
          <table:table-cell table:style-name="Default"/>
          <table:table-cell table:style-name="ce7" table:formula="of:=([.K109]/2)/[.K107]" office:value-type="float" office:value="201.567796584096" calcext:value-type="float">
            <text:p>201.57</text:p>
          </table:table-cell>
          <table:table-cell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ic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temp string</text:p>
          </table:table-cell>
          <table:table-cell table:style-name="ce1" office:value-type="string" calcext:value-type="string">
            <text:p>4g</text:p>
          </table:table-cell>
          <table:table-cell table:style-name="ce1" office:value-type="string" calcext:value-type="string">
            <text:p>Irid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ng 9</text:p>
          </table:table-cell>
          <table:table-cell office:value-type="string" calcext:value-type="string">
            <text:p>sw-00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lassic + temp + 4g</text:p>
          </table:table-cell>
        </table:table-row>
        <table:table-row table:style-name="ro1">
          <table:table-cell/>
          <table:table-cell office:value-type="string" calcext:value-type="string">
            <text:p>Kong 6</text:p>
          </table:table-cell>
          <table:table-cell office:value-type="string" calcext:value-type="string">
            <text:p>sw-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assic + temp + iridium</text:p>
          </table:table-cell>
        </table:table-row>
        <table:table-row table:style-name="ro1">
          <table:table-cell/>
          <table:table-cell office:value-type="string" calcext:value-type="string">
            <text:p>Kong 6 sud</text:p>
          </table:table-cell>
          <table:table-cell office:value-type="string" calcext:value-type="string">
            <text:p>sw-0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assic + vent</text:p>
          </table:table-cell>
        </table:table-row>
        <table:table-row table:style-name="ro1">
          <table:table-cell/>
          <table:table-cell office:value-type="string" calcext:value-type="string">
            <text:p>Kong 6 nord</text:p>
          </table:table-cell>
          <table:table-cell office:value-type="string" calcext:value-type="string">
            <text:p>sw-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assic + vent</text:p>
          </table:table-cell>
        </table:table-row>
        <table:table-row table:style-name="ro1">
          <table:table-cell/>
          <table:table-cell office:value-type="string" calcext:value-type="string">
            <text:p>Kong 4</text:p>
          </table:table-cell>
          <table:table-cell office:value-type="string" calcext:value-type="string">
            <text:p>sw-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assic</text:p>
          </table:table-cell>
        </table:table-row>
        <table:table-row table:style-name="ro1">
          <table:table-cell/>
          <table:table-cell office:value-type="string" calcext:value-type="string">
            <text:p>Sidevegen</text:p>
          </table:table-cell>
          <table:table-cell office:value-type="string" calcext:value-type="string">
            <text:p>sw-00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assic</text:p>
          </table:table-cell>
        </table:table-row>
        <table:table-row table:style-name="ro1">
          <table:table-cell/>
          <table:table-cell office:value-type="string" calcext:value-type="string">
            <text:p>Isach W</text:p>
          </table:table-cell>
          <table:table-cell office:value-type="string" calcext:value-type="string">
            <text:p>sw-00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assic + vent + temp + iridium</text:p>
          </table:table-cell>
        </table:table-row>
        <table:table-row table:style-name="ro1">
          <table:table-cell/>
          <table:table-cell office:value-type="string" calcext:value-type="string">
            <text:p>Isach E</text:p>
          </table:table-cell>
          <table:table-cell office:value-type="string" calcext:value-type="string">
            <text:p>sw-0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assic + vent</text:p>
          </table:table-cell>
        </table:table-row>
        <table:table-row table:style-name="ro1">
          <table:table-cell/>
          <table:table-cell office:value-type="string" calcext:value-type="string">
            <text:p>Orsabreen</text:p>
          </table:table-cell>
          <table:table-cell office:value-type="string" calcext:value-type="string">
            <text:p>sw-0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assic + vent</text:p>
          </table:table-cell>
        </table:table-row>
        <table:table-row table:style-name="ro1">
          <table:table-cell/>
          <table:table-cell office:value-type="string" calcext:value-type="string">
            <text:p>Homlst</text:p>
          </table:table-cell>
          <table:table-cell office:value-type="string" calcext:value-type="string">
            <text:p>sw-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ssic + te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09:30:46.009153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14:05.596346097</meta:creation-date>
    <dc:date>2019-04-09T17:47:38.623600369</dc:date>
    <meta:editing-duration>P1DT10H36M46S</meta:editing-duration>
    <meta:editing-cycles>16</meta:editing-cycles>
    <meta:generator>LibreOffice/6.0.7.3$Linux_X86_64 LibreOffice_project/00m0$Build-3</meta:generator>
    <meta:document-statistic meta:table-count="2" meta:cell-count="633" meta:object-count="0"/>
  </office:meta>
</office:document-meta>
</file>